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office:value-type="float" office:value="654.9054806" calcext:value-type="float">
            <text:p>654.91</text:p>
          </table:table-cell>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800.5687255" calcext:value-type="float">
            <text:p>800.57</text:p>
          </table:table-cell>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1814.063534" calcext:value-type="float">
            <text:p>1814.06</text:p>
          </table:table-cell>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7691.013739" calcext:value-type="float">
            <text:p>7691.01</text:p>
          </table:table-cell>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1894.617872" calcext:value-type="float">
            <text:p>1894.62</text:p>
          </table:table-cell>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office:value-type="float" office:value="969.3097903" calcext:value-type="float">
            <text:p>969.31</text:p>
          </table:table-cell>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1474.003433" calcext:value-type="float">
            <text:p>1474.00</text:p>
          </table:table-cell>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office:value-type="float" office:value="393.3838147" calcext:value-type="float">
            <text:p>393.38</text:p>
          </table:table-cell>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office:value-type="float" office:value="215.5167195" calcext:value-type="float">
            <text:p>215.52</text:p>
          </table:table-cell>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2327.436524" calcext:value-type="float">
            <text:p>2327.44</text:p>
          </table:table-cell>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office:value-type="float" office:value="10171.68102" calcext:value-type="float">
            <text:p>10171.68</text:p>
          </table:table-cell>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687.968693" calcext:value-type="float">
            <text:p>1687.97</text:p>
          </table:table-cell>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2881.506444" calcext:value-type="float">
            <text:p>2881.51</text:p>
          </table:table-cell>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office:value-type="float" office:value="785.5170385" calcext:value-type="float">
            <text:p>785.52</text:p>
          </table:table-cell>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1437.795989" calcext:value-type="float">
            <text:p>1437.80</text:p>
          </table:table-cell>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office:value-type="float" office:value="7392.868512" calcext:value-type="float">
            <text:p>7392.87</text:p>
          </table:table-cell>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office:value-type="float" office:value="1098.358841" calcext:value-type="float">
            <text:p>1098.36</text:p>
          </table:table-cell>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2506.956958" calcext:value-type="float">
            <text:p>2506.96</text:p>
          </table:table-cell>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office:value-type="float" office:value="2226.269871" calcext:value-type="float">
            <text:p>2226.27</text:p>
          </table:table-cell>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office:value-type="float" office:value="605.2861164" calcext:value-type="float">
            <text:p>605.29</text:p>
          </table:table-cell>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office:value-type="float" office:value="330.7129396" calcext:value-type="float">
            <text:p>330.71</text:p>
          </table:table-cell>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office:value-type="float" office:value="555.7879761" calcext:value-type="float">
            <text:p>555.79</text:p>
          </table:table-cell>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668.504126" calcext:value-type="float">
            <text:p>668.50</text:p>
          </table:table-cell>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29.003494" calcext:value-type="float">
            <text:p>1029.00</text:p>
          </table:table-cell>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office:value-type="float" office:value="1030.88069" calcext:value-type="float">
            <text:p>1030.88</text:p>
          </table:table-cell>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office:value-type="float" office:value="11800.97775" calcext:value-type="float">
            <text:p>11800.98</text:p>
          </table:table-cell>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1691.102893" calcext:value-type="float">
            <text:p>1691.10</text:p>
          </table:table-cell>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731.3131626" calcext:value-type="float">
            <text:p>731.31</text:p>
          </table:table-cell>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245.992191" calcext:value-type="float">
            <text:p>1245.99</text:p>
          </table:table-cell>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office:value-type="float" office:value="1812.896019" calcext:value-type="float">
            <text:p>1812.90</text:p>
          </table:table-cell>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office:value-type="float" office:value="884.3105619" calcext:value-type="float">
            <text:p>884.31</text:p>
          </table:table-cell>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office:value-type="float" office:value="2073.454793" calcext:value-type="float">
            <text:p>2073.45</text:p>
          </table:table-cell>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office:value-type="float" office:value="3076.213157" calcext:value-type="float">
            <text:p>3076.21</text:p>
          </table:table-cell>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office:value-type="float" office:value="3212.078365" calcext:value-type="float">
            <text:p>3212.08</text:p>
          </table:table-cell>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979.7547613" calcext:value-type="float">
            <text:p>979.75</text:p>
          </table:table-cell>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office:value-type="float" office:value="884.9922334" calcext:value-type="float">
            <text:p>884.99</text:p>
          </table:table-cell>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office:value-type="float" office:value="506.9752997" calcext:value-type="float">
            <text:p>506.98</text:p>
          </table:table-cell>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5"/>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5"/>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5"/>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5"/>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5"/>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office:value-type="float" office:value="1938.360765" calcext:value-type="float">
            <text:p>1938.36</text:p>
          </table:table-cell>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662.4355862" calcext:value-type="float">
            <text:p>662.44</text:p>
          </table:table-cell>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422.7029601" calcext:value-type="float">
            <text:p>422.70</text:p>
          </table:table-cell>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1813.931187" calcext:value-type="float">
            <text:p>1813.93</text:p>
          </table:table-cell>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office:value-type="float" office:value="393.1591509" calcext:value-type="float">
            <text:p>393.16</text:p>
          </table:table-cell>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5"/>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5"/>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5"/>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5"/>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5"/>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5"/>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5"/>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5"/>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5"/>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office:value-type="float" office:value="4786.670306" calcext:value-type="float">
            <text:p>4786.67</text:p>
          </table:table-cell>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491.7453486" calcext:value-type="float">
            <text:p>491.75</text:p>
          </table:table-cell>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690.4012518" calcext:value-type="float">
            <text:p>690.40</text:p>
          </table:table-cell>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office:value-type="float" office:value="396.1737338" calcext:value-type="float">
            <text:p>396.17</text:p>
          </table:table-cell>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office:value-type="float" office:value="1296.695977" calcext:value-type="float">
            <text:p>1296.70</text:p>
          </table:table-cell>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office:value-type="float" office:value="9757.448683" calcext:value-type="float">
            <text:p>9757.45</text:p>
          </table:table-cell>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1315.324867" calcext:value-type="float">
            <text:p>1315.32</text:p>
          </table:table-cell>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1337.171056" calcext:value-type="float">
            <text:p>1337.17</text:p>
          </table:table-cell>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office:value-type="float" office:value="2711.300391" calcext:value-type="float">
            <text:p>2711.30</text:p>
          </table:table-cell>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1372.668166" calcext:value-type="float">
            <text:p>1372.67</text:p>
          </table:table-cell>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350.8405328" calcext:value-type="float">
            <text:p>350.84</text:p>
          </table:table-cell>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office:value-type="float" office:value="487.5205306" calcext:value-type="float">
            <text:p>487.52</text:p>
          </table:table-cell>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638.8548468" calcext:value-type="float">
            <text:p>638.85</text:p>
          </table:table-cell>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1311.044052" calcext:value-type="float">
            <text:p>1311.04</text:p>
          </table:table-cell>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2247.834202" calcext:value-type="float">
            <text:p>2247.83</text:p>
          </table:table-cell>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2356.645002" calcext:value-type="float">
            <text:p>2356.65</text:p>
          </table:table-cell>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2159.237561" calcext:value-type="float">
            <text:p>2159.24</text:p>
          </table:table-cell>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office:value-type="float" office:value="564.389568" calcext:value-type="float">
            <text:p>564.39</text:p>
          </table:table-cell>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office:value-type="float" office:value="862.6581606" calcext:value-type="float">
            <text:p>862.66</text:p>
          </table:table-cell>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2193.46817" calcext:value-type="float">
            <text:p>2193.47</text:p>
          </table:table-cell>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1376.306794" calcext:value-type="float">
            <text:p>1376.31</text:p>
          </table:table-cell>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office:value-type="float" office:value="1349.475017" calcext:value-type="float">
            <text:p>1349.48</text:p>
          </table:table-cell>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734.596362" calcext:value-type="float">
            <text:p>1734.60</text:p>
          </table:table-cell>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office:value-type="float" office:value="312.7560486" calcext:value-type="float">
            <text:p>312.76</text:p>
          </table:table-cell>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5"/>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5"/>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5"/>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5"/>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5"/>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5"/>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5"/>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5"/>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5"/>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5"/>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office:value-type="float" office:value="6232.464156" calcext:value-type="float">
            <text:p>6232.46</text:p>
          </table:table-cell>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office:value-type="float" office:value="474.8608064" calcext:value-type="float">
            <text:p>474.86</text:p>
          </table:table-cell>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office:value-type="float" office:value="1057.48009" calcext:value-type="float">
            <text:p>1057.48</text:p>
          </table:table-cell>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708.3306547" calcext:value-type="float">
            <text:p>708.33</text:p>
          </table:table-cell>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457.1319652" calcext:value-type="float">
            <text:p>457.13</text:p>
          </table:table-cell>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5"/>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5"/>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5"/>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office:value-type="float" office:value="19120.34428" calcext:value-type="float">
            <text:p>19120.34</text:p>
          </table:table-cell>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92.131494" calcext:value-type="float">
            <text:p>1592.13</text:p>
          </table:table-cell>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office:value-type="float" office:value="5093.064779" calcext:value-type="float">
            <text:p>5093.06</text:p>
          </table:table-cell>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office:value-type="float" office:value="549.5406558" calcext:value-type="float">
            <text:p>549.54</text:p>
          </table:table-cell>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office:value-type="float" office:value="6363.393314" calcext:value-type="float">
            <text:p>6363.39</text:p>
          </table:table-cell>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office:value-type="float" office:value="374.7736829" calcext:value-type="float">
            <text:p>374.77</text:p>
          </table:table-cell>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office:value-type="float" office:value="261.0041698" calcext:value-type="float">
            <text:p>261.00</text:p>
          </table:table-cell>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office:value-type="float" office:value="4833.445079" calcext:value-type="float">
            <text:p>4833.45</text:p>
          </table:table-cell>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93.4434919" calcext:value-type="float">
            <text:p>693.44</text:p>
          </table:table-cell>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2078.490179" calcext:value-type="float">
            <text:p>2078.49</text:p>
          </table:table-cell>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office:value-type="float" office:value="59.12006572" calcext:value-type="float">
            <text:p>59.12</text:p>
          </table:table-cell>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5"/>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5"/>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5"/>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5"/>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5"/>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5"/>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5"/>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5"/>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5"/>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5"/>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5"/>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5"/>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5"/>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5"/>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5"/>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5"/>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5"/>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5"/>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5"/>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5"/>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5"/>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5"/>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5"/>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5"/>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5"/>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26" meta:object-count="0"/>
    <meta:generator>LibreOfficeDev/5.1.0.3$Linux_X86_64 LibreOffice_project/</meta:generator>
  </office:meta>
</office:document-meta>
</file>